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26pt dashed #333333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333333" style:font-size-asian="10.5pt" style:font-size-complex="10.5pt"/>
    </style:style>
    <style:style style:name="T4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5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8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<text:span text:style-name="T1">__:__ </text:span><text:span text:style-name="T2">Monday</text:span><text:span text:style-name="T3"> __:__</text:span></text:p>
          </table:table-cell>
          <table:table-cell table:style-name="ce1" office:value-type="string" calcext:value-type="string">
            <text:p><text:span text:style-name="T1">__:__</text:span><text:span text:style-name="T2">Tuesday</text:span><text:span text:style-name="T3"> __:__</text:span></text:p>
          </table:table-cell>
          <table:table-cell table:style-name="ce15" office:value-type="string" calcext:value-type="string">
            <text:p><text:span text:style-name="T1">__:__ </text:span><text:span text:style-name="T2">Wednes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Thursday </text:span><text:span text:style-name="T3">__:__</text:span></text:p>
          </table:table-cell>
          <table:table-cell table:style-name="ce21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<text:span text:style-name="T1">__:__ </text:span><text:span text:style-name="T2">Fri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Saturday </text:span><text:span text:style-name="T3">__:__</text:span></text:p>
          </table:table-cell>
          <table:table-cell table:style-name="ce1" office:value-type="string" calcext:value-type="string">
            <text:p><text:span text:style-name="T4">Sun</text:span><text:span text:style-name="T5">day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number-columns-repeated="3" table:style-name="ce11" office:value-type="string" calcext:value-type="string">
            <text:p>◌..................................</text:p>
          </table:table-cell>
          <table:table-cell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3"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6">__/__/__  </text:span><text:span text:style-name="T7"> </text:span><text:span text:style-name="T8">Notes</text:span></text:p>
          </table:table-cell>
          <table:table-cell table:number-columns-repeated="1019"/>
        </table:table-row>
        <table:table-row table:style-name="ro3">
          <table:table-cell table:style-name="ce1" table:number-columns-repeated="4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2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3"/>
        </table:table-row>
        <table:table-row table:style-name="ro2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2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3cm" fo:margin-left="1.499cm" fo:margin-right="1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2:24:31.6538205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8-15T13:29:33.986304100</dc:date>
    <meta:editing-duration>PT7H6M10S</meta:editing-duration>
    <meta:editing-cycles>28</meta:editing-cycles>
    <meta:generator>LibreOffice/6.4.7.2$Linux_X86_64 LibreOffice_project/40$Build-2</meta:generator>
    <meta:print-date>2021-08-15T12:25:11.762864629</meta:print-date>
    <meta:document-statistic meta:table-count="1" meta:cell-count="76" meta:object-count="0"/>
  </office:meta>
</office:document-meta>
</file>